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0f9cf" officeooo:paragraph-rsid="0010f9cf"/>
    </style:style>
    <style:style style:name="P2" style:family="paragraph" style:parent-style-name="Standard">
      <style:paragraph-properties fo:text-align="center" style:justify-single-word="false"/>
      <style:text-properties officeooo:rsid="0010f9cf" officeooo:paragraph-rsid="0010f9cf"/>
    </style:style>
    <style:style style:name="P3" style:family="paragraph" style:parent-style-name="Standard">
      <style:text-properties fo:font-style="italic" officeooo:rsid="0010f9cf" officeooo:paragraph-rsid="0010f9cf" style:font-style-asian="italic" style:font-style-complex="italic"/>
    </style:style>
    <style:style style:name="P4" style:family="paragraph" style:parent-style-name="Standard">
      <style:text-properties officeooo:rsid="0011de96" officeooo:paragraph-rsid="0011de96"/>
    </style:style>
    <style:style style:name="P5" style:family="paragraph" style:parent-style-name="Standard">
      <style:text-properties officeooo:rsid="0011de96" officeooo:paragraph-rsid="00123573"/>
    </style:style>
    <style:style style:name="P6" style:family="paragraph" style:parent-style-name="Standard">
      <style:text-properties officeooo:rsid="00123573" officeooo:paragraph-rsid="00123573"/>
    </style:style>
    <style:style style:name="T1" style:family="text">
      <style:text-properties officeooo:rsid="0010f9cf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0f9cf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0f9cf"/>
    </style:style>
    <style:style style:name="T6" style:family="text">
      <style:text-properties style:text-position="0% 100%" officeooo:rsid="00123573"/>
    </style:style>
    <style:style style:name="T7" style:family="text">
      <style:text-properties style:text-position="0% 100%" officeooo:rsid="0013b012"/>
    </style:style>
    <style:style style:name="T8" style:family="text">
      <style:text-properties style:text-position="sub 58%"/>
    </style:style>
    <style:style style:name="T9" style:family="text">
      <style:text-properties officeooo:rsid="0011de96"/>
    </style:style>
    <style:style style:name="T10" style:family="text">
      <style:text-properties officeooo:rsid="001235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Quantum Andor Functions</text:p>
      <text:p text:style-name="P2">by Sven Nilsen, 2020</text:p>
      <text:p text:style-name="P1"/>
      <text:p text:style-name="P3">In this paper I present a quantum function that is “almost” constructible using pure functions plus extensions of non-determinism using random sources.</text:p>
      <text:p text:style-name="P1"/>
      <text:p text:style-name="P1">A quantum andor function is a semi quantum non-deterministic function `f`:</text:p>
      <text:p text:style-name="P1"/>
      <text:p text:style-name="P1"><text:tab/>f : () → 𝔹<text:span text:style-name="T2">2</text:span><text:span text:style-name="T4"><text:tab/><text:tab/>∃</text:span><text:span text:style-name="T8">pc</text:span><text:span text:style-name="T4">f : 𝔹</text:span><text:span text:style-name="T2">2</text:span><text:span text:style-name="T4"> → ℂ</text:span></text:p>
      <text:p text:style-name="P1"/>
      <text:p text:style-name="P1"><text:tab/>f : [semi_quantum] true</text:p>
      <text:p text:style-name="P1"><text:tab/>and · f : [semi_quantum] true</text:p>
      <text:p text:style-name="P1"><text:tab/>or · f : [semi_quantum] true<text:tab/><text:tab/><text:tab/>“<text:span text:style-name="T10">and” + “or” = “andor”</text:span></text:p>
      <text:p text:style-name="P1"/>
      <text:p text:style-name="P1">For more information about semi quantum functions, see paper “Semi Quantum Non-Determinism”.</text:p>
      <text:p text:style-name="P1"/>
      <text:p text:style-name="P4">The complex probability distribution can be generated with two arbitrary basis vectors `a` and `b`:</text:p>
      <text:p text:style-name="P1"/>
      <text:p text:style-name="P1"><text:tab/><text:span text:style-name="T9">00<text:tab/>01<text:tab/>10<text:tab/>11</text:span></text:p>
      <text:p text:style-name="P1"><text:tab/><text:span text:style-name="T9">a<text:tab/>b<text:tab/>-b<text:tab/>a</text:span></text:p>
      <text:p text:style-name="P1"/>
      <text:p text:style-name="P1"><text:tab/><text:span text:style-name="T9">|a| = |b|</text:span></text:p>
      <text:p text:style-name="P1"/>
      <text:p text:style-name="P4"><text:tab/>a : <text:span text:style-name="T5">ℂ</text:span></text:p>
      <text:p text:style-name="P4"><text:span text:style-name="T5"><text:tab/></text:span><text:span text:style-name="T4">b : </text:span><text:span text:style-name="T5">ℂ</text:span></text:p>
      <text:p text:style-name="P4"><text:span text:style-name="T5"/></text:p>
      <text:p text:style-name="P4">The only partial observations that can distinguish a quantum andor function from some function constructed with pure functions plus extensions of non-determinism using random sources:</text:p>
      <text:p text:style-name="P4"/>
      <text:p text:style-name="P4"><text:tab/>(= 01) · f<text:tab/><text:tab/><text:tab/>Measure for `01`</text:p>
      <text:p text:style-name="P4"><text:tab/>(= 10) · f<text:tab/><text:tab/><text:tab/>Measure for `10`</text:p>
      <text:p text:style-name="P5"><text:span text:style-name="T4"/></text:p>
      <text:p text:style-name="P6"><text:span text:style-name="T4">These two partial observations give the same real probability distribution:</text:span></text:p>
      <text:p text:style-name="P5"><text:span text:style-name="T4"/></text:p>
      <text:p text:style-name="P5"><text:span text:style-name="T4"><text:tab/></text:span><text:span text:style-name="T6">0<text:tab/>1</text:span></text:p>
      <text:p text:style-name="P5"><text:span text:style-name="T6"><text:tab/>¾<text:tab/>¼</text:span></text:p>
      <text:p text:style-name="P5"><text:span text:style-name="T6"/></text:p>
      <text:p text:style-name="P6"><text:span text:style-name="T6">W</text:span><text:span text:style-name="T4">ith other words, `01` and `10` is given 25% chance of being observed, </text:span><text:span text:style-name="T7">respectively</text:span><text:span text:style-name="T4">.</text:span></text:p>
      <text:p text:style-name="P5"><text:span text:style-name="T6"/></text:p>
      <text:p text:style-name="P4">All other functions of type `<text:span text:style-name="T1">𝔹</text:span><text:span text:style-name="T3">2 </text:span><text:span text:style-name="T5">→</text:span><text:span text:style-name="T4"> </text:span><text:span text:style-name="T5">𝔹</text:span><text:span text:style-name="T4">` corresponds to the intuition that `f` is constructible using:</text:span></text:p>
      <text:p text:style-name="P4"><text:span text:style-name="T4"/></text:p>
      <text:p text:style-name="P4"><text:span text:style-name="T4"><text:tab/>f() = if random() &lt; 0.5 { 00 } else { 11 }</text:span></text:p>
      <text:p text:style-name="P4"><text:span text:style-name="T6"/></text:p>
      <text:p text:style-name="P6"><text:span text:style-name="T4">This intuition gives `01` and `10` a 0% chance of being observed, which is a contradiction.</text:span></text:p>
      <text:p text:style-name="P6"><text:span text:style-name="T4">Therefore, quantum andor functions are not constructible using pure functions plus extensions of non-determinism using random sources. However, they are “almost” constructib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5:56:57.005908000</meta:creation-date>
    <dc:date>2020-04-25T16:29:15.214808000</dc:date>
    <meta:editing-duration>PT47S</meta:editing-duration>
    <meta:editing-cycles>1</meta:editing-cycles>
    <meta:document-statistic meta:table-count="0" meta:image-count="0" meta:object-count="0" meta:page-count="1" meta:paragraph-count="26" meta:word-count="250" meta:character-count="1455" meta:non-whitespace-character-count="1210"/>
    <meta:generator>LibreOffice/5.1.2.2$MacOSX_X86_64 LibreOffice_project/d3bf12ecb743fc0d20e0be0c58ca359301eb705f</meta:generator>
  </office:meta>
</office:document-meta>
</file>